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8, 2021 (08:12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9T00:12:19Z</meta:creation-date>
    <dc:date>2021-09-09T00:12:19Z</dc:date>
    <meta:user-defined meta:name="date" meta:value-type="string">September   8, 2021 (08:12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